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draw:stroke-linejoin="none" draw:fill="solid" draw:fill-color="#004586" draw:textarea-horizontal-align="center" draw:textarea-vertical-align="middle"/>
    </style:style>
    <style:style style:name="gr2" style:family="graphic" style:parent-style-name="standard">
      <style:graphic-properties draw:stroke="none" draw:stroke-dash="Dash_20_2" svg:stroke-width="0cm" draw:stroke-linejoin="none" draw:fill="solid" draw:fill-color="#ff420e" draw:textarea-horizontal-align="center" draw:textarea-vertical-align="middle"/>
    </style:style>
    <style:style style:name="gr3" style:family="graphic" style:parent-style-name="standard">
      <style:graphic-properties draw:stroke="none" draw:stroke-dash="Dash_20_2" svg:stroke-width="0cm" draw:stroke-linejoin="none" draw:fill="solid" draw:fill-color="#ffd320" draw:textarea-horizontal-align="center" draw:textarea-vertical-align="middle"/>
    </style:style>
    <style:style style:name="gr4" style:family="graphic" style:parent-style-name="standard">
      <style:graphic-properties draw:stroke="none" draw:stroke-dash="Dash_20_2" svg:stroke-width="0cm" draw:stroke-linejoin="none" draw:fill="solid" draw:fill-color="#808080" draw:textarea-horizontal-align="center" draw:textarea-vertical-align="middle"/>
    </style:style>
    <style:style style:name="gr5" style:family="graphic" style:parent-style-name="standard">
      <style:graphic-properties draw:stroke="none" draw:stroke-dash="Dash_20_2" svg:stroke-width="0cm" draw:stroke-linejoin="none" draw:fill="solid" draw:fill-color="#cccccc" draw:textarea-horizontal-align="center" draw:textarea-vertical-align="middle"/>
    </style:style>
    <style:style style:name="gr6" style:family="graphic" style:parent-style-name="standard">
      <style:graphic-properties draw:stroke="solid" draw:stroke-dash="Dash_20_2" svg:stroke-width="0cm" draw:stroke-linejoin="none" draw:fill="solid" draw:fill-color="#004586" draw:textarea-horizontal-align="center" draw:textarea-vertical-align="middle"/>
    </style:style>
    <style:style style:name="gr7" style:family="graphic" style:parent-style-name="standard">
      <style:graphic-properties draw:stroke="solid" draw:stroke-dash="Dash_20_2" svg:stroke-width="0cm" draw:stroke-linejoin="none" draw:fill="solid" draw:fill-color="#ff420e" draw:textarea-horizontal-align="center" draw:textarea-vertical-align="middle"/>
    </style:style>
    <style:style style:name="gr8" style:family="graphic" style:parent-style-name="standard">
      <style:graphic-properties draw:stroke="solid" draw:stroke-dash="Dash_20_2" svg:stroke-width="0cm" draw:stroke-linejoin="none" draw:fill="solid" draw:fill-color="#ffd320" draw:textarea-horizontal-align="center" draw:textarea-vertical-align="middle"/>
    </style:style>
    <style:style style:name="gr9" style:family="graphic" style:parent-style-name="standard">
      <style:graphic-properties draw:stroke="solid" draw:stroke-dash="Dash_20_2" svg:stroke-width="0cm" draw:stroke-linejoin="none" draw:fill="solid" draw:fill-color="#808080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143cm" fo:min-width="1.85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143cm" fo:min-width="2.281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143cm" fo:min-width="1.987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143cm" fo:min-width="1.359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style:text-outline="false" style:text-line-through-style="none" fo:font-family="'Liberation Sans'" style:font-family-generic="swiss" style:font-pitch="variable" fo:font-size="10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0pt" style:font-family-complex="'Liberation Sans'" style:font-family-generic-complex="swiss" style:font-pitch-complex="variable" style:font-size-complex="10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07cm" svg:height="7.363cm" draw:transform="skewX (5.53687336203371E-017) rotate (0.630587458745551) translate (5.38243388962093cm 7.94129040994809cm)" svg:viewBox="0 0 4071 7364" svg:d="m4071 0c-427 0-852 67-1258 199s-790 327-1135 578c-346 251-650 555-901 901-251 345-446 729-578 1135s-199 831-199 1258 67 851 199 1257 327 790 578 1135c251 346 555 650 901 901l2393-3293v0 0 0 0 0 0 0 0z">
          <text:p/>
        </draw:path>
        <draw:path draw:style-name="gr2" draw:text-style-name="P1" draw:layer="layout" svg:width="6.464cm" svg:height="5.328cm" draw:transform="skewX (3.09918808697758E-017) rotate (0.630587458745551) translate (8.39605326825873cm 9.2237259644041cm)" svg:viewBox="0 0 6465 5329" svg:d="m0 4551c345 251 729 446 1135 578s831 200 1258 200 852-68 1258-200 790-327 1135-578c346-250 650-554 901-900 251-345 446-729 578-1135s200-831 200-1258-68-852-200-1258v0l-3872 1258v0 0 0 0 0 0 0 0 0z">
          <text:p/>
        </draw:path>
        <draw:path draw:style-name="gr3" draw:text-style-name="P1" draw:layer="layout" svg:width="3.871cm" svg:height="3.293cm" draw:transform="skewX (-7.84886173658035E-017) rotate (0.630587458745551) translate (9.12838216075191cm 6.16859871930426cm)" svg:viewBox="0 0 3872 3294" svg:d="m3872 2036c-132-406-327-790-578-1135-251-346-555-650-901-901v0l-2393 3294v0 0 0z">
          <text:p/>
        </draw:path>
        <draw:path draw:style-name="gr4" draw:text-style-name="P1" draw:layer="layout" svg:width="2.392cm" svg:height="4.07cm" draw:transform="rotate (0.630587458745551) translate (8.67029883808801cm 5.54110010181522cm)" svg:viewBox="0 0 2393 4071" svg:d="m2393 777c-345-251-729-446-1135-578s-831-199-1258-199v4071 0 0z">
          <text:p/>
        </draw:path>
        <draw:polygon draw:style-name="gr5" draw:text-style-name="P1" draw:layer="layout" svg:width="3.599cm" svg:height="2.1cm" svg:x="9.3cm" svg:y="7.9cm" svg:viewBox="0 0 3600 2101" draw:points="1800,2101 0,2101 0,0 3600,0 3600,2101">
          <text:p/>
        </draw:polygon>
        <draw:polygon draw:style-name="gr6" draw:text-style-name="P1" draw:layer="layout" svg:width="0.21cm" svg:height="0.21cm" svg:x="9.461cm" svg:y="8.057cm" svg:viewBox="0 0 211 211" draw:points="106,211 0,211 0,0 211,0 211,211">
          <text:p/>
        </draw:polygon>
        <draw:polygon draw:style-name="gr7" draw:text-style-name="P1" draw:layer="layout" svg:width="0.21cm" svg:height="0.21cm" svg:x="9.461cm" svg:y="8.555cm" svg:viewBox="0 0 211 211" draw:points="106,211 0,211 0,0 211,0 211,211">
          <text:p/>
        </draw:polygon>
        <draw:polygon draw:style-name="gr8" draw:text-style-name="P1" draw:layer="layout" svg:width="0.21cm" svg:height="0.21cm" svg:x="9.461cm" svg:y="9.052cm" svg:viewBox="0 0 211 211" draw:points="106,211 0,211 0,0 211,0 211,211">
          <text:p/>
        </draw:polygon>
        <draw:polygon draw:style-name="gr9" draw:text-style-name="P1" draw:layer="layout" svg:width="0.21cm" svg:height="0.21cm" svg:x="9.461cm" svg:y="9.55cm" svg:viewBox="0 0 211 211" draw:points="106,211 0,211 0,0 211,0 211,211">
          <text:p/>
        </draw:polygon>
        <draw:frame draw:style-name="gr10" draw:text-style-name="P2" draw:layer="layout" svg:width="2.839cm" svg:height="0.645cm" svg:x="9.727cm" svg:y="7.862cm">
          <draw:text-box>
            <text:p text:style-name="P2">Academic TCP</text:p>
          </draw:text-box>
        </draw:frame>
        <draw:frame draw:style-name="gr11" draw:text-style-name="P2" draw:layer="layout" svg:width="3.266cm" svg:height="0.645cm" svg:x="9.727cm" svg:y="8.359cm">
          <draw:text-box>
            <text:p text:style-name="P2">Recreational TCP</text:p>
          </draw:text-box>
        </draw:frame>
        <draw:frame draw:style-name="gr12" draw:text-style-name="P2" draw:layer="layout" svg:width="2.928cm" svg:height="0.645cm" svg:x="9.672cm" svg:y="8.857cm">
          <draw:text-box>
            <text:p text:style-name="P2">UDP, ICMP etc.</text:p>
          </draw:text-box>
        </draw:frame>
        <draw:frame draw:style-name="gr13" draw:text-style-name="P2" draw:layer="layout" svg:width="2.352cm" svg:height="0.645cm" svg:x="9.672cm" svg:y="9.355cm">
          <draw:text-box>
            <text:p text:style-name="P2">Unallocat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Wilson</meta:initial-creator>
    <meta:creation-date>2013-07-01T15:18:53</meta:creation-date>
    <dc:date>2013-07-01T15:26:29</dc:date>
    <dc:creator>Chris Wilson</dc:creator>
    <meta:editing-duration>PT4M17S</meta:editing-duration>
    <meta:editing-cycles>2</meta:editing-cycles>
    <meta:generator>LibreOffice/3.5$Linux_x86 LibreOffice_project/350m1$Build-2</meta:generator>
    <meta:document-statistic meta:object-count="13"/>
  </office:meta>
</office:document-meta>
</file>